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officeooo:rsid="00024983" officeooo:paragraph-rsid="00024983"/>
    </style:style>
    <style:style style:name="T1" style:family="text">
      <style:text-properties officeooo:rsid="00031d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rida D</text:span> Website To-Do:</text:p>
      <text:p text:style-name="P1"/>
      <text:p text:style-name="P1">Home Website: </text:p>
      <text:p text:style-name="P1">- nav hover</text:p>
      <text:p text:style-name="P1">- nav medium</text:p>
      <text:p text:style-name="P1">- contact copy animation / toast implementation</text:p>
      <text:p text:style-name="P1">- contact form scaling</text:p>
      <text:p text:style-name="P1">- pricing button !!<text:line-break/>- pricing heading</text:p>
      <text:p text:style-name="P1">- pricing scaling</text:p>
      <text:p text:style-name="P1">- footer + buttons</text:p>
      <text:p text:style-name="P1"/>
      <text:p text:style-name="P1">- nav scroll</text:p>
      <text:p text:style-name="P1">- other animations</text:p>
      <text:p text:style-name="P1"/>
      <text:p text:style-name="P1">Login website:</text:p>
      <text:p text:style-name="P1">- design</text:p>
      <text:p text:style-name="P1">- code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30T15:40:44.120000000</meta:creation-date>
    <dc:date>2023-05-30T15:44:54.135000000</dc:date>
    <meta:editing-duration>PT4M9S</meta:editing-duration>
    <meta:editing-cycles>2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14" meta:word-count="49" meta:character-count="258" meta:non-whitespace-character-count="222"/>
  </office:meta>
</office:document-meta>
</file>